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077" officeooo:paragraph-rsid="001bf077"/>
    </style:style>
    <style:style style:name="P2" style:family="paragraph" style:parent-style-name="Header">
      <style:paragraph-properties fo:text-align="end" style:justify-single-word="false"/>
      <style:text-properties officeooo:rsid="00285e39" officeooo:paragraph-rsid="00285e39"/>
    </style:style>
    <style:style style:name="P3" style:family="paragraph" style:parent-style-name="Heading_20_3">
      <style:text-properties officeooo:paragraph-rsid="002587fc"/>
    </style:style>
    <style:style style:name="P4" style:family="paragraph" style:parent-style-name="Heading_20_3" style:list-style-name="">
      <style:text-properties officeooo:paragraph-rsid="002587fc"/>
    </style:style>
    <style:style style:name="P5" style:family="paragraph" style:parent-style-name="Heading_20_3">
      <style:text-properties officeooo:rsid="001bf077" officeooo:paragraph-rsid="00277c04"/>
    </style:style>
    <style:style style:name="P6" style:family="paragraph" style:parent-style-name="Heading_20_3">
      <style:paragraph-properties fo:break-before="page"/>
      <style:text-properties officeooo:paragraph-rsid="002587fc"/>
    </style:style>
    <style:style style:name="P7" style:family="paragraph" style:parent-style-name="Standard">
      <style:text-properties officeooo:rsid="001bf077" officeooo:paragraph-rsid="001bf077"/>
    </style:style>
    <style:style style:name="P8" style:family="paragraph" style:parent-style-name="Text_20_body">
      <style:text-properties officeooo:paragraph-rsid="002587fc"/>
    </style:style>
    <style:style style:name="P9" style:family="paragraph" style:parent-style-name="Text_20_body">
      <style:text-properties officeooo:rsid="002587fc" officeooo:paragraph-rsid="002587fc"/>
    </style:style>
    <style:style style:name="P10" style:family="paragraph" style:parent-style-name="Text_20_body">
      <style:text-properties officeooo:paragraph-rsid="00277c04"/>
    </style:style>
    <style:style style:name="T1" style:family="text">
      <style:text-properties officeooo:rsid="001ce5db"/>
    </style:style>
    <style:style style:name="T2" style:family="text">
      <style:text-properties officeooo:rsid="001d5f2a"/>
    </style:style>
    <style:style style:name="T3" style:family="text">
      <style:text-properties officeooo:rsid="0020c3fd"/>
    </style:style>
    <style:style style:name="T4" style:family="text">
      <style:text-properties officeooo:rsid="002389ac"/>
    </style:style>
    <style:style style:name="T5" style:family="text">
      <style:text-properties officeooo:rsid="002587fc"/>
    </style:style>
    <style:style style:name="T6" style:family="text">
      <style:text-properties officeooo:rsid="0026425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77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Ejercicio<text:span text:style-name="T5">1</text:span>:</text:h>
      <text:p text:style-name="P9"><text:tab/>1- </text:p>
      <text:p text:style-name="P8"><text:tab/><text:tab/>for $i in /bailes/baile</text:p>
      <text:p text:style-name="P8"><text:tab/><text:tab/>where $i/precio &lt; 32</text:p>
      <text:p text:style-name="P8"><text:tab/><text:tab/>return &lt;bailes&gt;&lt;baile id="{$i/@id}"&gt;{$i/nombre/text()}: {$i/precio/text()} <text:tab/><text:tab/><text:tab/><text:tab/>euros&lt;/baile&gt;&lt;/bailes&gt;</text:p>
      <text:p text:style-name="P8"><text:tab/><text:span text:style-name="T5">2-</text:span></text:p>
      <text:p text:style-name="P8"><text:tab/><text:tab/>for $i in /bailes/baile</text:p>
      <text:p text:style-name="P8"><text:tab/><text:tab/>where $i/precio &gt;= 30 and $i/precio &lt;= 100</text:p>
      <text:p text:style-name="P8"><text:tab/><text:tab/>order by $i/plazas/text() descending</text:p>
      <text:p text:style-name="P8"><text:tab/><text:tab/>return &lt;oferta&gt;Nombre del baile: {$i/nombre/text()} / Profesor: <text:tab/><text:tab/><text:tab/><text:tab/><text:tab/><text:tab/>{$i/profesor/text()}&lt;/oferta&gt;</text:p>
      <text:p text:style-name="P8"><text:tab/><text:span text:style-name="T5">3-</text:span></text:p>
      <text:p text:style-name="P8"><text:tab/><text:tab/>for $i in /bailes/baile</text:p>
      <text:p text:style-name="P8"><text:tab/><text:tab/>where contains($i/comienzo/text(),"/1/")</text:p>
      <text:p text:style-name="P8"><text:tab/><text:tab/>return &lt;bailes&gt;{$i}&lt;/bailes&gt;</text:p>
      <text:p text:style-name="P8"><text:tab/><text:span text:style-name="T5">4-</text:span></text:p>
      <text:p text:style-name="P8"><text:tab/><text:tab/>let $j := distinct-values(/bailes/baile[profesor = "Jesus Lozano"]/profesor/text())</text:p>
      <text:p text:style-name="P8"><text:tab/><text:tab/>let $p := count(/bailes/baile) where /bailes/baile/profesor/text() = "Jesus Lozano"</text:p>
      <text:p text:style-name="P8"><text:s/></text:p>
      <text:p text:style-name="P8"><text:tab/><text:tab/>return &lt;Info&gt;&lt;Profesor&gt;Profesor: {$j}&lt;/Profesor&gt;&lt;Plazas&gt;Numero de plazas: <text:tab/><text:tab/><text:tab/><text:tab/>{$p}&lt;/Plazas&gt;{for $i in /bailes/baile where $i/profesor/text() = "Jesus Lozano" return <text:tab/><text:tab/><text:tab/>&lt;Bailes&gt;&lt;Nombre&gt;{$i/nombre/text()}: {$i/plazas/text()} <text:tab/><text:tab/><text:tab/><text:tab/><text:tab/><text:tab/><text:tab/>plazas&lt;/Nombre&gt;&lt;/Bailes&gt;}&lt;/Info&gt;</text:p>
      <text:p text:style-name="P8"><text:tab/><text:span text:style-name="T6">5-</text:span></text:p>
      <text:p text:style-name="P8"><text:tab/><text:tab/>for $i in /bailes/baile</text:p>
      <text:p text:style-name="P8"/>
      <text:p text:style-name="P8"><text:tab/><text:tab/>return &lt;ofertas&gt;&lt;precio&gt;Baile: {$i/nombre/text()} - Precio {$i/precio/text()} <text:tab/><text:tab/><text:tab/><text:tab/>libras&lt;/precio&gt;&lt;/ofertas&gt;</text:p>
      <text:h text:style-name="P4" text:outline-level="3"/>
      <text:h text:style-name="P6" text:outline-level="3">Ejercicio<text:span text:style-name="T5">2</text:span>:</text:h>
      <text:p text:style-name="Text_20_body">let $j := /bailes/baile</text:p>
      <text:p text:style-name="Text_20_body"><text:span text:style-name="T7">return &lt;html&gt;</text:span></text:p>
      <text:p text:style-name="Text_20_body"><text:span text:style-name="T7">&lt;body&gt;</text:span></text:p>
      <text:p text:style-name="Text_20_body"><text:span text:style-name="T7">&lt;h1 style="text-align: center;"&gt;Informacion Profesores de baile&lt;/h1&gt;</text:span></text:p>
      <text:p text:style-name="Text_20_body"><text:span text:style-name="T7">&lt;list&gt;</text:span></text:p>
      <text:p text:style-name="Text_20_body"><text:span text:style-name="T7">{for $i in /bailes/baile where distinct-values($i/profesor/text()) return &lt;ul&gt;</text:span></text:p>
      <text:p text:style-name="Text_20_body"><text:span text:style-name="T7"><text:s text:c="2"/>&lt;li&gt;&lt;b&gt;{$i/profesor/text()}&lt;/b&gt;&lt;/li&gt;</text:span></text:p>
      <text:p text:style-name="Text_20_body"><text:span text:style-name="T7"><text:s text:c="2"/>&lt;ul&gt;</text:span></text:p>
      <text:p text:style-name="Text_20_body"><text:span text:style-name="T7"><text:s text:c="4"/>&lt;li&gt;Numero de clases que imparte:&lt;/li&gt;</text:span></text:p>
      <text:p text:style-name="Text_20_body"><text:span text:style-name="T7"><text:s text:c="4"/>&lt;li&gt;Numero de plazas disponibles: {$i/plazas/text()}&lt;/li&gt;</text:span></text:p>
      <text:p text:style-name="Text_20_body"><text:span text:style-name="T7"><text:s text:c="4"/>&lt;li&gt;Baile: {$i/nombre/text()}&lt;/li&gt;</text:span></text:p>
      <text:p text:style-name="Text_20_body"><text:span text:style-name="T7"><text:s text:c="2"/>&lt;/ul&gt;</text:span></text:p>
      <text:p text:style-name="Text_20_body"><text:span text:style-name="T7">&lt;/ul&gt;}</text:span></text:p>
      <text:p text:style-name="Text_20_body"><text:span text:style-name="T7">&lt;/list&gt;</text:span></text:p>
      <text:p text:style-name="Text_20_body"><text:span text:style-name="T7">&lt;/body&gt;</text:span></text:p>
      <text:p text:style-name="Text_20_body"><text:span text:style-name="T7">&lt;/html&gt;</text:span></text:p>
      <text:h text:style-name="Heading_20_3" text:outline-level="3">Ejercicio3:</text:h>
      <text:p text:style-name="P1"><text:tab/>1 - </text:p>
      <text:p text:style-name="P1"><text:tab/><text:tab/>&lt;xsl:stylesheet xmlns:xsl="http://www.w3.org/1999/XSL/Transform" version="1.0"&gt;</text:p>
      <text:p text:style-name="P1"><text:tab/><text:tab/> <text:s/>&lt;xsl:template match="baile"&gt;</text:p>
      <text:p text:style-name="P1"><text:tab/><text:tab/> <text:s/>&lt;id&gt;&lt;xsl:value-of select="@id"/&gt;&lt;/id&gt;</text:p>
      <text:p text:style-name="P1"><text:tab/><text:tab/> <text:s/>&lt;profesor&gt;&lt;xsl:value-of select="profesor"/&gt;&lt;/profesor&gt;</text:p>
      <text:p text:style-name="P1"><text:tab/><text:tab/> <text:s/>&lt;/xsl:template&gt;</text:p>
      <text:p text:style-name="P1"><text:tab/><text:tab/>&lt;/xsl:stylesheet&gt;</text:p>
      <text:p text:style-name="P1"><text:tab/><text:span text:style-name="T4">2-</text:span></text:p>
      <text:p text:style-name="P1"><text:tab/><text:tab/>&lt;xsl:stylesheet xmlns:xsl="http://www.w3.org/1999/XSL/Transform" version="1.0"&gt;</text:p>
      <text:p text:style-name="P1"><text:tab/><text:tab/> <text:s/>&lt;xsl:template match="baile"&gt;</text:p>
      <text:p text:style-name="P1"><text:tab/><text:tab/> <text:s/>&lt;xsl:if test="precio/@moneda='euro' and precio&gt;30"&gt;</text:p>
      <text:p text:style-name="P1"><text:tab/><text:tab/> <text:s text:c="7"/>&lt;id&gt;&lt;xsl:value-of select="@id"/&gt;&lt;/id&gt;</text:p>
      <text:p text:style-name="P1"><text:tab/><text:tab/> <text:s text:c="7"/>&lt;profesor&gt;&lt;xsl:value-of select="profesor"/&gt;&lt;/profesor&gt;</text:p>
      <text:p text:style-name="P1"><text:tab/><text:tab/> <text:s/>&lt;/xsl:if&gt;</text:p>
      <text:p text:style-name="P1"><text:tab/><text:tab/> <text:s/>&lt;/xsl:template&gt;</text:p>
      <text:p text:style-name="P1"><text:tab/><text:tab/>&lt;/xsl:stylesheet&gt;</text:p>
      <text:p text:style-name="P1"><text:soft-page-break/><text:tab/><text:span text:style-name="T2">3</text:span>-</text:p>
      <text:p text:style-name="P1"><text:tab/><text:tab/>&lt;xsl:stylesheet xmlns:xsl="http://www.w3.org/1999/XSL/Transform" version="1.0"&gt;</text:p>
      <text:p text:style-name="P1"/>
      <text:p text:style-name="P1"><text:tab/><text:tab/> <text:s/>&lt;xsl:template match="/"&gt;</text:p>
      <text:p text:style-name="P1"><text:tab/><text:tab/> <text:s/>&lt;xsl:apply-templates/&gt;</text:p>
      <text:p text:style-name="P1"><text:tab/><text:tab/> <text:s/>&lt;/xsl:template&gt;</text:p>
      <text:p text:style-name="P1"/>
      <text:p text:style-name="P1"><text:tab/><text:tab/> <text:s/>&lt;xsl:template match="bailes"&gt;</text:p>
      <text:p text:style-name="P1"><text:tab/><text:tab/> <text:s/>&lt;xsl:apply-templates select="baile"&gt;&lt;xsl:sort select="nombre" <text:tab/><text:tab/><text:tab/><text:tab/><text:tab/>order="ascending"/&gt;&lt;/xsl:apply-templates&gt;</text:p>
      <text:p text:style-name="P1"><text:tab/><text:tab/> <text:s/>&lt;/xsl:template&gt;</text:p>
      <text:p text:style-name="P1"><text:s text:c="2"/></text:p>
      <text:p text:style-name="P1"><text:tab/><text:tab/> <text:s/>&lt;xsl:template match="baile"&gt;</text:p>
      <text:p text:style-name="P1"><text:tab/><text:tab/> <text:s/>&lt;baile&gt;&lt;xsl:value-of select="nombre"/&gt;&lt;/baile&gt;</text:p>
      <text:p text:style-name="P1"><text:tab/><text:tab/> <text:s/>&lt;plazas&gt;&lt;xsl:value-of select="plazas"/&gt;&lt;/plazas&gt;</text:p>
      <text:p text:style-name="P1"><text:tab/><text:tab/> <text:s/>&lt;/xsl:template&gt;</text:p>
      <text:p text:style-name="P1"><text:tab/><text:tab/>&lt;/xsl:stylesheet&gt;</text:p>
      <text:p text:style-name="P1"><text:tab/><text:span text:style-name="T3">4</text:span><text:span text:style-name="T1">-</text:span></text:p>
      <text:p text:style-name="P1"><text:tab/><text:tab/>&lt;?xml version="1.0" encoding="UTF-8"?&gt;</text:p>
      <text:p text:style-name="P1"><text:tab/><text:tab/>&lt;xsl:stylesheet xmlns:xsl="http://www.w3.org/1999/XSL/Transform" version="1.0"&gt;</text:p>
      <text:p text:style-name="P1"><text:tab/><text:tab/> <text:s/>&lt;xsl:template match="baile"&gt;</text:p>
      <text:p text:style-name="P1"><text:tab/><text:tab/> <text:s text:c="3"/>&lt;xsl:if test="precio/@cuota='mensual' and precio/@moneda='euro'"&gt;</text:p>
      <text:p text:style-name="P1"><text:tab/><text:tab/> <text:s text:c="3"/>&lt;nombre&gt;&lt;xsl:value-of select="nombre"/&gt;&lt;/nombre&gt;</text:p>
      <text:p text:style-name="P1"><text:tab/><text:tab/> <text:s text:c="3"/>&lt;precio&gt;&lt;xsl:value-of select="precio"/&gt;&lt;/precio&gt;</text:p>
      <text:p text:style-name="P1"><text:tab/><text:tab/> <text:s text:c="3"/>&lt;plazas&gt;&lt;xsl:value-of select="plazas"/&gt;&lt;/plazas&gt;</text:p>
      <text:p text:style-name="P1"><text:tab/><text:tab/> <text:s text:c="3"/>&lt;comienzo&gt;&lt;xsl:value-of select="comienzo"/&gt;&lt;/comienzo&gt;</text:p>
      <text:p text:style-name="P1"><text:tab/><text:tab/> <text:s text:c="3"/>&lt;fin&gt;&lt;xsl:value-of select="fin"/&gt;&lt;/fin&gt;</text:p>
      <text:p text:style-name="P1"><text:tab/><text:tab/> <text:s text:c="3"/>&lt;profesor&gt;&lt;xsl:value-of select="profesor"/&gt;&lt;/profesor&gt;</text:p>
      <text:p text:style-name="P1"><text:tab/><text:tab/> <text:s text:c="3"/>&lt;sala&gt;&lt;xsl:value-of select="sala"/&gt;&lt;/sala&gt;</text:p>
      <text:p text:style-name="P1"><text:tab/><text:tab/> <text:s text:c="4"/>&lt;/xsl:if&gt;</text:p>
      <text:p text:style-name="P1"><text:tab/><text:tab/>    &lt;/xsl:template&gt;</text:p>
      <text:p text:style-name="P1"><text:tab/><text:tab/>&lt;/xsl:stylesheet&gt;</text:p>
      <text:p text:style-name="P1"><text:tab/><text:tab/></text:p>
      <text:h text:style-name="P5" text:outline-level="3">Ejercicio<text:span text:style-name="T8">4</text:span>:</text:h>
      <text:p text:style-name="P10">&lt;?xml version="1.0" encoding="UTF-8"?&gt;</text:p>
      <text:p text:style-name="P10">&lt;xsl:stylesheet xmlns:xsl="http://www.w3.org/1999/XSL/Transform" version="1.0"&gt;</text:p>
      <text:p text:style-name="P10"><text:s text:c="2"/>&lt;xsl:template match="/"&gt;</text:p>
      <text:p text:style-name="P10">&lt;html&gt;</text:p>
      <text:p text:style-name="P10"><text:s text:c="2"/>&lt;body&gt;</text:p>
      <text:p text:style-name="P10"><text:s text:c="4"/>&lt;table border="1px solid black" style="border-collapse: collapse; width: 60%; text-align: center;"&gt;&lt;tr style="background-color: <text:soft-page-break/>lightgrey;"&gt;&lt;th&gt;ID&lt;/th&gt;&lt;th&gt;NOMBRE&lt;/th&gt;&lt;th&gt;PRECIO&lt;/th&gt;&lt;th&gt;COMIENZO&lt;/th&gt;&lt;th&gt;FIN&lt;/th&gt;&lt;th&gt;PROFESOR&lt;/th&gt;&lt;/tr&gt;</text:p>
      <text:p text:style-name="P10"><text:s text:c="4"/>&lt;xsl:apply-templates/&gt;</text:p>
      <text:p text:style-name="P10"><text:s text:c="4"/>&lt;/table&gt;</text:p>
      <text:p text:style-name="P10"><text:s text:c="2"/>&lt;/body&gt;</text:p>
      <text:p text:style-name="P10">&lt;/html&gt;</text:p>
      <text:p text:style-name="P10">    &lt;/xsl:template&gt;</text:p>
      <text:p text:style-name="P10"/>
      <text:p text:style-name="P10">&lt;xsl:template match="bailes"&gt;</text:p>
      <text:p text:style-name="P10">    &lt;xsl:apply-templates select="baile"&gt;&lt;xsl:sort select="nombre" order="ascending"/&gt;&lt;/xsl:apply-templates&gt;</text:p>
      <text:p text:style-name="P10">    &lt;/xsl:template&gt;</text:p>
      <text:p text:style-name="P10"/>
      <text:p text:style-name="P10">&lt;xsl:template match="baile"&gt;</text:p>
      <text:p text:style-name="P10"><text:s text:c="4"/>&lt;xsl:if test="precio/@cuota='mensual'"&gt;</text:p>
      <text:p text:style-name="P10"><text:s text:c="6"/>&lt;tr&gt;&lt;td&gt;&lt;xsl:value-of select="@id"/&gt;&lt;/td&gt;&lt;td&gt;&lt;xsl:value-of select="nombre"/&gt;&lt;/td&gt;&lt;td&gt;&lt;xsl:value-of select="precio"/&gt;&lt;/td&gt;&lt;td&gt;&lt;xsl:value-of select="comienzo"/&gt;&lt;/td&gt;&lt;td&gt;&lt;xsl:value-of select="fin"/&gt;&lt;/td&gt;&lt;td&gt;&lt;xsl:value-of select="profesor"/&gt;&lt;/td&gt;&lt;/tr&gt;</text:p>
      <text:p text:style-name="P10"><text:s text:c="4"/>&lt;/xsl:if&gt;    </text:p>
      <text:p text:style-name="P10"><text:s text:c="2"/>&lt;/xsl:template&gt;</text:p>
      <text:p text:style-name="P10">&lt;/xsl:stylesheet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85e39" officeooo:paragraph-rsid="00285e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09:33:43.044000000</meta:creation-date>
    <dc:date>2022-05-26T11:08:38.596000000</dc:date>
    <meta:editing-duration>PT40M37S</meta:editing-duration>
    <meta:editing-cycles>9</meta:editing-cycles>
    <meta:generator>LibreOffice/7.0.6.2$Windows_X86_64 LibreOffice_project/144abb84a525d8e30c9dbbefa69cbbf2d8d4ae3b</meta:generator>
    <meta:document-statistic meta:table-count="0" meta:image-count="0" meta:object-count="0" meta:page-count="4" meta:paragraph-count="108" meta:word-count="274" meta:character-count="4260" meta:non-whitespace-character-count="3769"/>
  </office:meta>
</office:document-meta>
</file>